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 <text:s/>0x69 and 0xe7</text:p>
          </table:table-cell>
          <table:table-cell table:number-columns-repeated="4"/>
          <table:table-cell office:value-type="string" calcext:value-type="string">
            <text:p>inited on start or 0x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 and 0x6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create second scroll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e exit and scro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firebug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arche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ed by 0x63, create second 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ing worm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26" office:value-type="string" calcext:value-type="string">
            <text:p>sub_6F070 when finish switch posi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/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/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d,0xd4</text:p>
          </table:table-cell>
          <table:table-cell/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e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7,0xaa</text:p>
          </table:table-cell>
          <table:table-cell/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create second scro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3,0x15</text:p>
          </table:table-cell>
          <table:table-cell/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after arche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fter firebug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game from 0x0d,0x45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create exit and scroll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1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create worms</text:p>
          </table:table-cell>
          <table:table-cell table:number-columns-repeated="7"/>
        </table:table-row>
        <table:table-row table:style-name="ro1" table:number-rows-repeated="104851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20:02:55.34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17T20:11:57.349000000</dc:date>
    <meta:editing-duration>PT15H59M33S</meta:editing-duration>
    <meta:editing-cycles>56</meta:editing-cycles>
    <meta:document-statistic meta:table-count="2" meta:cell-count="13649" meta:object-count="0"/>
  </office:meta>
</office:document-meta>
</file>